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ansinterligne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Sansinterligne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" style:parent-style-name="Paragraphedeliste" style:list-style-name="LFO1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4472C4" fo:font-size="14pt" style:font-size-asian="14pt" style:font-size-complex="14pt"/>
    </style:style>
    <style:style style:name="P7" style:parent-style-name="Paragraphedeliste" style:family="paragraph">
      <style:paragraph-properties fo:line-height="150%"/>
    </style:style>
    <style:style style:name="T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Paragraphedeliste" style:family="paragraph">
      <style:paragraph-properties fo:line-height="150%"/>
    </style:style>
    <style:style style:name="T1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5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6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7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19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0" style:parent-style-name="Paragraphedeliste" style:list-style-name="LFO1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4472C4" fo:font-size="14pt" style:font-size-asian="14pt" style:font-size-complex="14pt"/>
    </style:style>
    <style:style style:name="P21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2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24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25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26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 fo:language="en" fo:country="US"/>
    </style:style>
    <style:style style:name="P27" style:parent-style-name="Paragraphedeliste" style:list-style-name="LFO1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color="#4472C4" fo:font-size="14pt" style:font-size-asian="14pt" style:font-size-complex="14pt"/>
    </style:style>
    <style:style style:name="P28" style:parent-style-name="Normal" style:family="paragraph">
      <style:paragraph-properties fo:line-height="150%" fo:margin-left="0.5in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line-height="150%" fo:margin-left="0.5in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line-height="150%" fo:margin-left="0.5in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line-height="150%" fo:margin-left="0.5in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line-height="150%">
        <style:tab-stops>
          <style:tab-stop style:type="left" style:position="0.625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3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4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5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line-height="150%">
        <style:tab-stops>
          <style:tab-stop style:type="left" style:position="0.625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7" style:parent-style-name="Normal" style:family="paragraph">
      <style:paragraph-properties fo:line-height="150%">
        <style:tab-stops>
          <style:tab-stop style:type="left" style:position="0.6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line-height="150%">
        <style:tab-stops>
          <style:tab-stop style:type="left" style:position="0.6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>
        <style:tab-stops>
          <style:tab-stop style:type="left" style:position="0.6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0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1" style:parent-style-name="Paragraphedeliste" style:family="paragraph">
      <style:paragraph-properties fo:line-height="150%">
        <style:tab-stops>
          <style:tab-stop style:type="left" style:position="0.125in"/>
        </style:tab-stops>
      </style:paragraph-properties>
    </style:style>
    <style:style style:name="T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4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48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49" style:parent-style-name="Paragraphedeliste" style:family="paragraph">
      <style:paragraph-properties fo:line-height="150%">
        <style:tab-stops>
          <style:tab-stop style:type="left" style:position="0.125in"/>
        </style:tab-stops>
      </style:paragraph-properties>
    </style:style>
    <style:style style:name="T5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53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4" style:parent-style-name="Paragraphedeliste" style:family="paragraph">
      <style:paragraph-properties fo:line-height="150%">
        <style:tab-stops>
          <style:tab-stop style:type="left" style:position="0.125in"/>
        </style:tab-stops>
      </style:paragraph-properties>
    </style:style>
    <style:style style:name="T5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58" style:parent-style-name="Paragraphedeliste" style:list-style-name="LFO1" style:family="paragraph">
      <style:paragraph-properties fo:line-height="150%">
        <style:tab-stops>
          <style:tab-stop style:type="left" style:position="0.12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9" style:parent-style-name="Paragraphedeliste" style:family="paragraph">
      <style:paragraph-properties fo:line-height="150%">
        <style:tab-stops>
          <style:tab-stop style:type="left" style:position="0.125in"/>
        </style:tab-stops>
      </style:paragraph-properties>
    </style:style>
    <style:style style:name="T6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>
        <style:tab-stops>
          <style:tab-stop style:type="left" style:position="0.625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6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8" style:parent-style-name="Paragraphedeliste" style:list-style-name="LFO3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79" style:parent-style-name="Paragraphedeliste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0" style:parent-style-name="Paragraphedeliste" style:list-style-name="LFO2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1" style:parent-style-name="Paragraphedeliste" style:list-style-name="LFO2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4" style:parent-style-name="Paragraphedeliste" style:list-style-name="LFO4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5" style:parent-style-name="Paragraphedeliste" style:list-style-name="LFO4" style:family="paragraph">
      <style:paragraph-properties fo:line-height="150%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87" style:parent-style-name="Normal" style:family="paragraph">
      <style:paragraph-properties fo:line-height="150%" fo:margin-left="0.4916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line-height="150%" fo:margin-left="0.4916in">
        <style:tab-stops/>
      </style:paragraph-properties>
    </style:style>
    <style:style style:name="T8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Paragraphedeliste" style:list-style-name="LFO3" style:family="paragraph">
      <style:paragraph-properties>
        <style:tab-stops>
          <style:tab-stop style:type="left" style:position="0.4687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 fo:text-indent="0.25in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1" style:parent-style-name="Paragraphedeliste" style:list-style-name="LFO3" style:family="paragraph"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10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0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9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11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/>
      <text:p text:style-name="P2">Résumé</text:p>
      <text:p text:style-name="P3">Qu’est-ce que le javascript</text:p>
      <text:p text:style-name="P4">JavaScript est un langage de programmation qui vous permet de mettre en œuvre des éléments complexes sur des pages Web (une page Web contenant plus que de simples informations statiques).</text:p>
      <text:p text:style-name="P5">Présentation de Javascript</text:p>
      <text:list text:style-name="LFO1" text:continue-numbering="true">
        <text:list-item>
          <text:p text:style-name="P6">JavaScript peut modifier le contenu HTML</text:p>
        </text:list-item>
      </text:list>
      <text:p text:style-name="P7"><text:span text:style-name="T8">La méthode<text:s/></text:span><text:span text:style-name="T9">getElementById</text:span><text:span text:style-name="T10"><text:s/>permet de modifier les éléments HTML <text:s/></text:span></text:p>
      <text:p text:style-name="P11"><text:span text:style-name="T12">La méthode<text:s/></text:span><text:span text:style-name="T13">innerHTML</text:span><text:span text:style-name="T14"><text:s/>permet de récupérer le code HTML</text:span></text:p>
      <text:p text:style-name="P15">Exemple :</text:p>
      <text:p text:style-name="P16">let para = document.getElementById(‘’para’’) ;</text:p>
      <text:p text:style-name="P17">alert(para.innerHTML) ; // Pour récupérer les éléments HTML<text:s/></text:p>
      <text:p text:style-name="P18">para.innerHTML = ‘’Je suis Bakeliste en programmation’’ ;// Pour modifier les éléments HTML</text:p>
      <text:p text:style-name="P19"/>
      <text:list text:style-name="LFO1" text:continue-numbering="true">
        <text:list-item>
          <text:p text:style-name="P20">JavaScript peut modifier les styles HTML (CSS) </text:p>
        </text:list-item>
      </text:list>
      <text:p text:style-name="P21">Pour modifier les styles HTML (CSS) il faut mettre<text:s/>‘’. style.la<text:s/>propriété CSS’’</text:p>
      <text:p text:style-name="P22">Exemple :</text:p>
      <text:p text:style-name="P23">let para = document.getElementById('para');</text:p>
      <text:p text:style-name="P24">para.style.color = 'red';</text:p>
      <text:p text:style-name="P25">para.style.backgroundColor = 'yellow';</text:p>
      <text:p text:style-name="P26"/>
      <text:list text:style-name="LFO1" text:continue-numbering="true">
        <text:list-item>
          <text:p text:style-name="P27">JavaScript peut masquer<text:s/>ou afficher<text:s/>des éléments HTML</text:p>
        </text:list-item>
      </text:list>
      <text:p text:style-name="P28">Pour masquer ou afficher les éléments HTML en javascript il faut utiliser la propriété display <text:s/></text:p>
      <text:p text:style-name="P29">Exemple :</text:p>
      <text:p text:style-name="P30">document.getElementById("para").style.display = "none";// pour masquer les éléments</text:p>
      <text:soft-page-break/>
      <text:p text:style-name="P31">document.getElementById("para").style.display = "block";// pour afficher les éléments<text:s/>HTML</text:p>
      <text:p text:style-name="P32">JavaScript Où<text:s/>Ecrire</text:p>
      <text:list text:style-name="LFO1" text:continue-numbering="true">
        <text:list-item>
          <text:p text:style-name="P33">La balise &lt;script&gt;</text:p>
        </text:list-item>
        <text:list-item>
          <text:p text:style-name="P34">JavaScript dans &lt;head&gt; ou &lt;body&gt;</text:p>
        </text:list-item>
        <text:list-item>
          <text:p text:style-name="P35">JavaScript externe</text:p>
        </text:list-item>
      </text:list>
      <text:p text:style-name="P36">Sortie JavaScript</text:p>
      <text:p text:style-name="P37">Possibilités d'affichage JavaScript</text:p>
      <text:p text:style-name="P38">JavaScript peut "afficher" les données de différentes manières :</text:p>
      <text:p text:style-name="P39"/>
      <text:list text:style-name="LFO1" text:continue-numbering="true">
        <text:list-item>
          <text:p text:style-name="P40">Écrire dans un élément HTML, en utilisant innerHTML.</text:p>
        </text:list-item>
      </text:list>
      <text:p text:style-name="P41"><text:span text:style-name="T42">InnerHTML</text:span><text:span text:style-name="T43"><text:s/>est<text:s/></text:span><text:span text:style-name="T44">une propriété d’élément</text:span><text:span text:style-name="T45"><text:s/></text:span><text:span text:style-name="T46">qui vous permet d'obtenir ou de définir le balisage HTML contenu dans l'élément</text:span><text:span text:style-name="T47">.</text:span></text:p>
      <text:list text:style-name="LFO1" text:continue-numbering="true">
        <text:list-item>
          <text:p text:style-name="P48">Écrire dans la sortie HTML à l'aide de document.write().</text:p>
        </text:list-item>
      </text:list>
      <text:p text:style-name="P49"><text:span text:style-name="T50">Document.write()</text:span><text:span text:style-name="T51"><text:s/></text:span><text:span text:style-name="T52">est une chaîne de caractères contenant le texte à écrire dans le document.</text:span></text:p>
      <text:list text:style-name="LFO1" text:continue-numbering="true">
        <text:list-item>
          <text:p text:style-name="P53">Écrire dans une boîte d'alerte, en utilisant window.alert().</text:p>
        </text:list-item>
      </text:list>
      <text:p text:style-name="P54"><text:span text:style-name="T55">Window.alert()</text:span><text:span text:style-name="T56"><text:s/>a</text:span><text:span text:style-name="T57">ffiche le paramètre message dans un message d'alerte ou d'information dans une boîte de dialogue modale, c'est-à-dire qui interdit toute autre action dans le reste de la page tant qu'elle reste ouverte.</text:span></text:p>
      <text:list text:style-name="LFO1" text:continue-numbering="true">
        <text:list-item>
          <text:p text:style-name="P58">Écrire dans la console du navigateur, en utilisant<text:s/>console.log ().</text:p>
        </text:list-item>
      </text:list>
      <text:p text:style-name="P59"><text:span text:style-name="T60">Console.log ()</text:span><text:span text:style-name="T61"><text:s/>est une méthode de l’objet console en JavaScript qui est utilisée pour afficher tout type de variables ou bien des messages devant être affichés à l’utilisateur dans la console d’un navigateur ou dans le terminal.</text:span></text:p>
      <text:p text:style-name="P62">Instructions JavaScript</text:p>
      <text:p text:style-name="P63">Les instructions JavaScript sont composées de :</text:p>
      <text:p text:style-name="Normal"><text:span text:style-name="T64">Valeurs</text:span><text:span text:style-name="T65">,<text:s/></text:span><text:span text:style-name="T66">opérateurs</text:span><text:span text:style-name="T67">,<text:s/></text:span><text:span text:style-name="T68">expressions</text:span><text:span text:style-name="T69">,<text:s/></text:span><text:span text:style-name="T70">mots-clés</text:span><text:span text:style-name="T71"><text:s/>et<text:s/></text:span><text:span text:style-name="T72">commentaires</text:span><text:span text:style-name="T73">.</text:span></text:p>
      <text:p text:style-name="P74">Les programmes JavaScript (et les instructions JavaScript) sont souvent appelés code JavaScript.</text:p>
      <text:p text:style-name="P75"/>
      <text:soft-page-break/>
      <text:p text:style-name="P76">Syntaxe JavaScript</text:p>
      <text:p text:style-name="P77">La syntaxe JavaScript est l'ensemble des règles, comment les programmes JavaScript sont construits.</text:p>
      <text:list text:style-name="LFO3" text:continue-numbering="true">
        <text:list-item>
          <text:p text:style-name="P78">Valeurs JavaScript</text:p>
        </text:list-item>
      </text:list>
      <text:p text:style-name="P79">La syntaxe Javascript définit deux types de valeurs :</text:p>
      <text:list text:style-name="LFO2" text:continue-numbering="true">
        <text:list-item>
          <text:p text:style-name="P80">Les valeurs fixes sont appelées Literals</text:p>
        </text:list-item>
        <text:list-item>
          <text:p text:style-name="P81">Les valeurs variables sont appelées Variables</text:p>
        </text:list-item>
      </text:list>
      <text:p text:style-name="P82">Littéraux JavaScript</text:p>
      <text:p text:style-name="P83">Les deux règles de syntaxe les plus importantes pour les valeurs fixes sont :</text:p>
      <text:list text:style-name="LFO4" text:continue-numbering="true">
        <text:list-item>
          <text:p text:style-name="P84">Les nombres s'écrivent avec ou sans décimales<text:s/></text:p>
        </text:list-item>
        <text:list-item>
          <text:p text:style-name="P85">Les chaînes sont du texte, écrit entre guillemets doubles ou simples</text:p>
        </text:list-item>
      </text:list>
      <text:p text:style-name="P86">Variables JavaScript</text:p>
      <text:p text:style-name="P87">Dans un langage de programmation, les variables sont utilisées pour stocker des valeurs de données.</text:p>
      <text:p text:style-name="P88"><text:span text:style-name="T89">JavaScript utilise les mots clés<text:s/></text:span><text:span text:style-name="T90">var</text:span><text:span text:style-name="T91"><text:s/></text:span><text:span text:style-name="T92">et<text:s/></text:span><text:span text:style-name="T93">let</text:span><text:span text:style-name="T94"><text:s/></text:span><text:span text:style-name="T95">pour<text:s/></text:span><text:span text:style-name="T96">const<text:s/></text:span><text:span text:style-name="T97">déclarer les variables.</text:span></text:p>
      <text:list text:style-name="LFO3" text:continue-numbering="true">
        <text:list-item>
          <text:p text:style-name="P98">Opérateurs JavaScript</text:p>
        </text:list-item>
      </text:list>
      <text:p text:style-name="P99">JavaScript utilise des opérateurs arithmétiques (+, -, *, /) pour calculer les valeurs</text:p>
      <text:p text:style-name="P100"/>
      <text:list text:style-name="LFO3" text:continue-numbering="true">
        <text:list-item>
          <text:p text:style-name="P101">Expressions JavaScript</text:p>
        </text:list-item>
      </text:list>
      <text:p text:style-name="P102">Une expression est une combinaison de valeurs, de variables et d'opérateurs, qui<text:s/>calcule une valeur.<text:s/>Exemple : //<text:s/>5 * 10</text:p>
      <text:p text:style-name="P103">Les expressions peuvent également contenir des valeurs variables. Exemple : //<text:s/>x * 10</text:p>
      <text:p text:style-name="P104">Les valeurs peuvent être de différents types, tels que des nombres et des chaînes.<text:s/>Exemple :<text:s/>"John" + " " + "Doe"</text:p>
      <text:p text:style-name="P105">Mots-clés JavaScript</text:p>
      <text:p text:style-name="P106">Les mots-clés JavaScript sont utilisés pour identifier les actions à effectuer.</text:p>
      <text:p text:style-name="Normal"><text:span text:style-name="T107">Le<text:s/></text:span><text:span text:style-name="T108">let</text:span><text:span text:style-name="T109"><text:s/></text:span><text:span text:style-name="T110">mot-clé indique au navigateur de créer des variables</text:span><text:span text:style-name="T111">.</text:span></text:p>
      <text:p text:style-name="Normal"><text:span text:style-name="T112">Le<text:s/></text:span><text:span text:style-name="T113">var</text:span><text:span text:style-name="T114"><text:s/></text:span><text:span text:style-name="T115">mot-clé indique également au navigateur de créer des variables</text:span><text:span text:style-name="T116">.</text:span></text:p>
      <text:p text:style-name="P117"><text:s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jspropertycolor" style:display-name="jspropertycolor" style:family="text" style:parent-style-name="Policepardéfaut"/>
    <style:style style:name="jsstringcolor" style:display-name="jsstringcolor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doulaye Diallo</meta:initial-creator>
    <dc:creator>Abdoulaye Diallo</dc:creator>
    <meta:creation-date>2023-08-14T08:54:00Z</meta:creation-date>
    <dc:date>2023-08-14T12:44:00Z</dc:date>
    <meta:template xlink:href="Normal.dotm" xlink:type="simple"/>
    <meta:editing-cycles>1</meta:editing-cycles>
    <meta:editing-duration>PT13800S</meta:editing-duration>
    <meta:document-statistic meta:page-count="3" meta:paragraph-count="7" meta:word-count="604" meta:character-count="3923" meta:row-count="27" meta:non-whitespace-character-count="3326"/>
  </office:meta>
</office:document-meta>
</file>